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ubtitle">
      <style:text-properties officeooo:rsid="00064316" officeooo:paragraph-rsid="00064316"/>
    </style:style>
    <style:style style:name="P2" style:family="paragraph" style:parent-style-name="Text_20_body">
      <style:text-properties officeooo:rsid="00071712" officeooo:paragraph-rsid="00071712"/>
    </style:style>
    <style:style style:name="P3" style:family="paragraph" style:parent-style-name="Text_20_body">
      <style:text-properties officeooo:rsid="000a6e02" officeooo:paragraph-rsid="000a6e02"/>
    </style:style>
    <style:style style:name="P4" style:family="paragraph" style:parent-style-name="Text_20_body">
      <style:text-properties officeooo:rsid="000e7b87" officeooo:paragraph-rsid="000e7b87"/>
    </style:style>
    <style:style style:name="P5" style:family="paragraph" style:parent-style-name="Text_20_body">
      <style:text-properties officeooo:rsid="000e7cab" officeooo:paragraph-rsid="000e7cab"/>
    </style:style>
    <style:style style:name="P6" style:family="paragraph" style:parent-style-name="Text_20_body">
      <style:text-properties style:text-underline-style="solid" style:text-underline-width="auto" style:text-underline-color="font-color" officeooo:rsid="000fc649" officeooo:paragraph-rsid="000fc649"/>
    </style:style>
    <style:style style:name="P7" style:family="paragraph" style:parent-style-name="Text_20_body">
      <style:text-properties style:text-underline-style="solid" style:text-underline-width="auto" style:text-underline-color="font-color" officeooo:rsid="00186367" officeooo:paragraph-rsid="00186367"/>
    </style:style>
    <style:style style:name="P8" style:family="paragraph" style:parent-style-name="Text_20_body">
      <style:text-properties style:text-underline-style="solid" style:text-underline-width="auto" style:text-underline-color="font-color" officeooo:rsid="00263a87" officeooo:paragraph-rsid="00263a87"/>
    </style:style>
    <style:style style:name="P9" style:family="paragraph" style:parent-style-name="Text_20_body">
      <style:text-properties style:text-underline-style="solid" style:text-underline-width="auto" style:text-underline-color="font-color" officeooo:rsid="002e5ded" officeooo:paragraph-rsid="002e5ded"/>
    </style:style>
    <style:style style:name="P10" style:family="paragraph" style:parent-style-name="Text_20_body">
      <style:text-properties style:text-underline-style="solid" style:text-underline-width="auto" style:text-underline-color="font-color" officeooo:rsid="00370dfe" officeooo:paragraph-rsid="00370dfe"/>
    </style:style>
    <style:style style:name="P11" style:family="paragraph" style:parent-style-name="Text_20_body">
      <style:text-properties style:text-underline-style="solid" style:text-underline-width="auto" style:text-underline-color="font-color" officeooo:rsid="003d6d4c" officeooo:paragraph-rsid="003d6d4c"/>
    </style:style>
    <style:style style:name="P12" style:family="paragraph" style:parent-style-name="Text_20_body">
      <style:text-properties style:text-underline-style="solid" style:text-underline-width="auto" style:text-underline-color="font-color" officeooo:rsid="003da86d" officeooo:paragraph-rsid="003da86d"/>
    </style:style>
    <style:style style:name="P13" style:family="paragraph" style:parent-style-name="Text_20_body">
      <style:text-properties style:text-underline-style="none" officeooo:rsid="000fc649" officeooo:paragraph-rsid="000fc649"/>
    </style:style>
    <style:style style:name="P14" style:family="paragraph" style:parent-style-name="Text_20_body">
      <style:text-properties style:text-underline-style="none" officeooo:rsid="000a6e02" officeooo:paragraph-rsid="001148c2"/>
    </style:style>
    <style:style style:name="P15" style:family="paragraph" style:parent-style-name="Text_20_body">
      <style:text-properties style:text-underline-style="none" officeooo:rsid="000e7b87" officeooo:paragraph-rsid="0012f5cf"/>
    </style:style>
    <style:style style:name="P16" style:family="paragraph" style:parent-style-name="Text_20_body">
      <style:text-properties style:text-underline-style="none" officeooo:rsid="001ad817" officeooo:paragraph-rsid="001ad817"/>
    </style:style>
    <style:style style:name="P17" style:family="paragraph" style:parent-style-name="Text_20_body">
      <style:text-properties style:text-underline-style="none" officeooo:rsid="001be462" officeooo:paragraph-rsid="001be462"/>
    </style:style>
    <style:style style:name="P18" style:family="paragraph" style:parent-style-name="Text_20_body">
      <style:text-properties style:text-underline-style="none" officeooo:rsid="001cb326" officeooo:paragraph-rsid="001cb326"/>
    </style:style>
    <style:style style:name="P19" style:family="paragraph" style:parent-style-name="Text_20_body">
      <style:text-properties style:text-underline-style="none" officeooo:rsid="001f51b4" officeooo:paragraph-rsid="001f51b4"/>
    </style:style>
    <style:style style:name="P20" style:family="paragraph" style:parent-style-name="Text_20_body">
      <style:text-properties style:text-underline-style="none" officeooo:rsid="00244ace" officeooo:paragraph-rsid="00244ace"/>
    </style:style>
    <style:style style:name="P21" style:family="paragraph" style:parent-style-name="Text_20_body">
      <style:text-properties style:text-underline-style="none" officeooo:rsid="00263a87" officeooo:paragraph-rsid="00263a87"/>
    </style:style>
    <style:style style:name="P22" style:family="paragraph" style:parent-style-name="Text_20_body">
      <style:text-properties style:text-underline-style="none" officeooo:rsid="00284f00" officeooo:paragraph-rsid="00284f00"/>
    </style:style>
    <style:style style:name="P23" style:family="paragraph" style:parent-style-name="Text_20_body">
      <style:text-properties style:text-underline-style="none" officeooo:rsid="002e5ded" officeooo:paragraph-rsid="002e5ded"/>
    </style:style>
    <style:style style:name="P24" style:family="paragraph" style:parent-style-name="Text_20_body">
      <style:text-properties style:text-underline-style="none" officeooo:rsid="00318b40" officeooo:paragraph-rsid="00318b40"/>
    </style:style>
    <style:style style:name="P25" style:family="paragraph" style:parent-style-name="Text_20_body">
      <style:text-properties style:text-underline-style="none" officeooo:rsid="00354cff" officeooo:paragraph-rsid="00354cff"/>
    </style:style>
    <style:style style:name="P26" style:family="paragraph" style:parent-style-name="Text_20_body">
      <style:text-properties style:text-underline-style="none" officeooo:rsid="0038acd6" officeooo:paragraph-rsid="0038acd6"/>
    </style:style>
    <style:style style:name="P27" style:family="paragraph" style:parent-style-name="Text_20_body">
      <style:text-properties style:text-underline-style="none" officeooo:rsid="003ba93f" officeooo:paragraph-rsid="003ba93f"/>
    </style:style>
    <style:style style:name="P28" style:family="paragraph" style:parent-style-name="Text_20_body">
      <style:text-properties style:text-underline-style="none" officeooo:rsid="003d6d4c" officeooo:paragraph-rsid="003d6d4c"/>
    </style:style>
    <style:style style:name="P29" style:family="paragraph" style:parent-style-name="Text_20_body">
      <style:text-properties style:text-underline-style="none" officeooo:rsid="003da86d" officeooo:paragraph-rsid="003da86d"/>
    </style:style>
    <style:style style:name="P30" style:family="paragraph" style:parent-style-name="Text_20_body">
      <style:text-properties officeooo:paragraph-rsid="0015868b"/>
    </style:style>
    <style:style style:name="P31" style:family="paragraph" style:parent-style-name="Text_20_body">
      <style:text-properties officeooo:rsid="0016cb47" officeooo:paragraph-rsid="0016cb47"/>
    </style:style>
    <style:style style:name="P32" style:family="paragraph" style:parent-style-name="Title">
      <style:text-properties officeooo:rsid="00064316" officeooo:paragraph-rsid="00064316"/>
    </style:style>
    <style:style style:name="P33" style:family="paragraph" style:parent-style-name="Text_20_body" style:list-style-name="L1">
      <style:text-properties officeooo:rsid="000a6e02" officeooo:paragraph-rsid="000a6e02"/>
    </style:style>
    <style:style style:name="P34" style:family="paragraph" style:parent-style-name="Text_20_body" style:list-style-name="L1">
      <style:text-properties officeooo:rsid="000a6e02" officeooo:paragraph-rsid="000fc649"/>
    </style:style>
    <style:style style:name="P35" style:family="paragraph" style:parent-style-name="Text_20_body" style:list-style-name="L1">
      <style:text-properties style:text-underline-style="none" officeooo:rsid="000a6e02" officeooo:paragraph-rsid="000fc649"/>
    </style:style>
    <style:style style:name="P36" style:family="paragraph" style:parent-style-name="Text_20_body" style:list-style-name="L2">
      <style:text-properties style:text-underline-style="none" officeooo:rsid="00284f00" officeooo:paragraph-rsid="00284f00"/>
    </style:style>
    <style:style style:name="P37" style:family="paragraph" style:parent-style-name="Text_20_body" style:list-style-name="L2">
      <style:text-properties style:text-underline-style="none" officeooo:rsid="002e2ff9" officeooo:paragraph-rsid="002e2ff9"/>
    </style:style>
    <style:style style:name="P38" style:family="paragraph" style:parent-style-name="Text_20_body" style:list-style-name="L2">
      <style:text-properties style:text-underline-style="none" officeooo:rsid="002e5ded" officeooo:paragraph-rsid="002e5ded"/>
    </style:style>
    <style:style style:name="P39" style:family="paragraph" style:parent-style-name="Text_20_body" style:list-style-name="L2">
      <style:text-properties style:text-underline-style="none" officeooo:rsid="002f7cd5" officeooo:paragraph-rsid="002f7cd5"/>
    </style:style>
    <style:style style:name="P40" style:family="paragraph" style:parent-style-name="Text_20_body" style:list-style-name="L2">
      <style:text-properties style:text-underline-style="none" officeooo:rsid="0030479d" officeooo:paragraph-rsid="0030479d"/>
    </style:style>
    <style:style style:name="P41" style:family="paragraph" style:parent-style-name="Text_20_body" style:list-style-name="L2">
      <style:text-properties style:text-underline-style="none" officeooo:rsid="0030549a" officeooo:paragraph-rsid="0030549a"/>
    </style:style>
    <style:style style:name="P42" style:family="paragraph" style:parent-style-name="Text_20_body" style:list-style-name="L2">
      <style:text-properties officeooo:rsid="0029fcb1" officeooo:paragraph-rsid="0029fcb1"/>
    </style:style>
    <style:style style:name="P43" style:family="paragraph" style:parent-style-name="Text_20_body" style:list-style-name="L2">
      <style:text-properties officeooo:rsid="002aebc6" officeooo:paragraph-rsid="002aebc6"/>
    </style:style>
    <style:style style:name="P44" style:family="paragraph" style:parent-style-name="Text_20_body" style:list-style-name="L2">
      <style:text-properties officeooo:rsid="002d34a3" officeooo:paragraph-rsid="002d34a3"/>
    </style:style>
    <style:style style:name="T1" style:family="text">
      <style:text-properties officeooo:rsid="00088655"/>
    </style:style>
    <style:style style:name="T2" style:family="text">
      <style:text-properties officeooo:rsid="000b6366"/>
    </style:style>
    <style:style style:name="T3" style:family="text">
      <style:text-properties officeooo:rsid="000d309f"/>
    </style:style>
    <style:style style:name="T4" style:family="text">
      <style:text-properties officeooo:rsid="0010a62c"/>
    </style:style>
    <style:style style:name="T5" style:family="text">
      <style:text-properties officeooo:rsid="001148c2"/>
    </style:style>
    <style:style style:name="T6" style:family="text">
      <style:text-properties officeooo:rsid="001230aa"/>
    </style:style>
    <style:style style:name="T7" style:family="text">
      <style:text-properties officeooo:rsid="0012f5cf"/>
    </style:style>
    <style:style style:name="T8" style:family="text">
      <style:text-properties officeooo:rsid="00141410"/>
    </style:style>
    <style:style style:name="T9" style:family="text">
      <style:text-properties style:text-underline-style="none"/>
    </style:style>
    <style:style style:name="T10" style:family="text">
      <style:text-properties style:text-underline-style="none" officeooo:rsid="0015868b"/>
    </style:style>
    <style:style style:name="T11" style:family="text">
      <style:text-properties style:text-underline-style="none" officeooo:rsid="0015a685"/>
    </style:style>
    <style:style style:name="T12" style:family="text">
      <style:text-properties style:text-underline-style="none" officeooo:rsid="0017fd68"/>
    </style:style>
    <style:style style:name="T13" style:family="text">
      <style:text-properties style:text-underline-style="none" officeooo:rsid="00284f00"/>
    </style:style>
    <style:style style:name="T14" style:family="text">
      <style:text-properties style:text-underline-style="none" officeooo:rsid="002c73b6"/>
    </style:style>
    <style:style style:name="T15" style:family="text">
      <style:text-properties officeooo:rsid="001c60f3"/>
    </style:style>
    <style:style style:name="T16" style:family="text">
      <style:text-properties officeooo:rsid="002036bd"/>
    </style:style>
    <style:style style:name="T17" style:family="text">
      <style:text-properties officeooo:rsid="00205950"/>
    </style:style>
    <style:style style:name="T18" style:family="text">
      <style:text-properties officeooo:rsid="002094df"/>
    </style:style>
    <style:style style:name="T19" style:family="text">
      <style:text-properties officeooo:rsid="00260cc1"/>
    </style:style>
    <style:style style:name="T20" style:family="text">
      <style:text-properties officeooo:rsid="00277c62"/>
    </style:style>
    <style:style style:name="T21" style:family="text">
      <style:text-properties officeooo:rsid="002819e9"/>
    </style:style>
    <style:style style:name="T22" style:family="text">
      <style:text-properties officeooo:rsid="0033556e"/>
    </style:style>
    <style:style style:name="T23" style:family="text">
      <style:text-properties officeooo:rsid="00370dfe"/>
    </style:style>
    <style:style style:name="T24" style:family="text">
      <style:text-properties officeooo:rsid="00399606"/>
    </style:style>
    <style:style style:name="T25" style:family="text">
      <style:text-properties officeooo:rsid="003aa3f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Virtualization</text:p>
      <text:p text:style-name="P1">Paging: Smaller Tables</text:p>
      <text:p text:style-name="P2">This is the second problem in introducing paging. Page-<text:span text:style-name="T1">table</text:span> are to big and consume to much memory. </text:p>
      <text:p text:style-name="P3">Example: </text:p>
      <text:list xml:id="list3978436271" text:style-name="L1">
        <text:list-item>
          <text:p text:style-name="P33"><text:bookmark-start text:name="__DdeLink__90_101696636"/>32-bit (2^32 bytes)address space</text:p>
        </text:list-item>
        <text:list-item>
          <text:p text:style-name="P33">4 KB pages (2^12 bytes)</text:p>
        </text:list-item>
        <text:list-item>
          <text:p text:style-name="P33">4-byte page-table entry<text:bookmark-end text:name="__DdeLink__90_101696636"/></text:p>
        </text:list-item>
      </text:list>
      <text:p text:style-name="P3"><text:bookmark-start text:name="__DdeLink__92_101696636"/>An address space has roughly 1 million virtual pages in it (2^32 / 2^12) <text:span text:style-name="T2">= 2^20 </text:span><text:span text:style-name="T3">= 1 million</text:span><text:bookmark-end text:name="__DdeLink__92_101696636"/></text:p>
      <text:p text:style-name="P4"><text:bookmark-start text:name="__DdeLink__94_101696636"/>2^20(address space) * 4 byte (page-table entry size) = 4 MB (page-table size). <text:bookmark-end text:name="__DdeLink__94_101696636"/></text:p>
      <text:p text:style-name="P5">Usually we have a page-table for every process in the system and with over 100 of processes it consumes ALOT of memory.. (4*100 = 400 MB just for virtualization). </text:p>
      <text:p text:style-name="P6">Crux: How Do We Make Page Tables Smaller?</text:p>
      <text:p text:style-name="P13">A simple solution is to have larger page size. </text:p>
      <text:p text:style-name="P13">Example: </text:p>
      <text:list xml:id="list154635828067934" text:continue-numbering="true" text:style-name="L1">
        <text:list-item>
          <text:p text:style-name="P34">32-bit (2^32 bytes)address space</text:p>
        </text:list-item>
        <text:list-item>
          <text:p text:style-name="P34"><text:span text:style-name="T4">16</text:span> KB pages (2^1<text:span text:style-name="T4">4</text:span> bytes)</text:p>
        </text:list-item>
        <text:list-item>
          <text:p text:style-name="P35">4-byte page-table entry</text:p>
        </text:list-item>
      </text:list>
      <text:p text:style-name="P14">An address space has roughly 1 million virtual pages in it (2^32 / 2^1<text:span text:style-name="T5">4</text:span>) <text:span text:style-name="T2">= 2^</text:span><text:span text:style-name="T5">18</text:span><text:span text:style-name="T2"> </text:span><text:span text:style-name="T3">= </text:span><text:span text:style-name="T6">0.250 million</text:span></text:p>
      <text:p text:style-name="P15">2^<text:span text:style-name="T7">18</text:span>(address space) * 4 byte (page-table entry size) = <text:span text:style-name="T8">1</text:span> MB (page-table size). </text:p>
      <text:p text:style-name="P30"><text:span text:style-name="T10">This is a</text:span><text:span text:style-name="T11">n improvement by a</text:span><text:span text:style-name="T10"> factor of </text:span><text:span text:style-name="T11">four</text:span><text:span text:style-name="T10"> mirrored in the page size </text:span><text:span text:style-name="T11">(also factor of four). </text:span></text:p>
      <text:p text:style-name="P31"><text:span text:style-name="T11">A </text:span><text:span text:style-name="T9">major problem with this approach is that large pages lead to waste within each page, known as internal fragmentation (waste is internal to the unit of allocation). </text:span><text:span text:style-name="T12">Thus small page sizes are used due to this fact.</text:span></text:p>
      <text:p text:style-name="P7">20.2 Hybrid Approach: Paging &amp; Segments</text:p>
      <text:p text:style-name="P16">We combine the best of both worlds of paging and segmentation. </text:p>
      <text:p text:style-name="P17">We introduce 1 page-table per single logical segment instead of having one for the entires address space of the process. <text:span text:style-name="T15">So in an example we have a page-table for code, heap and stack making up to three page-tables. </text:span></text:p>
      <text:p text:style-name="P18">Instead of using the base (describes where each segments lives in physical memory) and bounds (describes the size of that segment) registers like in segmentation case, we use the base register to hold the physical address of the page-table of that segment. We use the bounds register to indicate the end of the page table (how many valid pages it has). </text:p>
      <text:p text:style-name="P19"><text:soft-page-break/>Important to notice that on a context switch all these registers for respective segments must be changed to <text:span text:style-name="T16">reflect the location of the page-tables of the new process. </text:span><text:span text:style-name="T17">To determine which base &amp; bounds registers to use, 2 segment bits are used (00, 01, 10 </text:span><text:span text:style-name="T18">for three segments</text:span><text:span text:style-name="T17">). </text:span></text:p>
      <text:p text:style-name="P19"/>
      <text:p text:style-name="P20">Segmentation is not as flexible as we would like since it requires us to use certain patterns of address space, a large and sparsely heap could still result in a lot of memory waste. The hybrid approach causes external fragmentation to arise again. Finding free space of page-table s is now more complicated since they can vary in si<text:span text:style-name="T19">ze. </text:span></text:p>
      <text:p text:style-name="P8">20.3 Multi-Level Page Tables</text:p>
      <text:p text:style-name="P21">Attacks the same problem as hybrid approach (large page-tables). <text:span text:style-name="T20">It turns the linear page-table into something more like a tree. </text:span><text:span text:style-name="T21">Many modern systems deploy it due to its effectiveness. </text:span></text:p>
      <text:p text:style-name="P22">Description of the Multi-level page table:</text:p>
      <text:list xml:id="list3822482443" text:style-name="L2">
        <text:list-item>
          <text:p text:style-name="P36">Page-table is chopped up into page-sized units</text:p>
        </text:list-item>
        <text:list-item>
          <text:p text:style-name="P36">We don’t allocate a page if the entire page entry is invalid. </text:p>
        </text:list-item>
        <text:list-item>
          <text:p text:style-name="P42"><text:span text:style-name="T13">T</text:span><text:span text:style-name="T9">o track whether a page of the page table is valid, we use the structure page directory.</text:span></text:p>
        </text:list-item>
        <text:list-item>
          <text:p text:style-name="P43"><text:span text:style-name="T9">The Page Directory frees the unused space since it points to tables </text:span><text:span text:style-name="T14">instead of being implemented as a large table itself. </text:span></text:p>
        </text:list-item>
        <text:list-item>
          <text:p text:style-name="P44"><text:span text:style-name="T14">P</text:span><text:span text:style-name="T9">age Directory Entries (PDE) points to a Page Frame Number (PFN)</text:span></text:p>
        </text:list-item>
        <text:list-item>
          <text:p text:style-name="P37">Supports sparse address spaces (allocates space in porportion to the amount of address space used).</text:p>
        </text:list-item>
        <text:list-item>
          <text:p text:style-name="P38">Makes it easier to handle memory (OS can simply grab the next free page when allocation or growth is needed) </text:p>
        </text:list-item>
        <text:list-item>
          <text:p text:style-name="P39">Level of indirection allows us to place the page-table pages wherever we wuld like in physical memory. </text:p>
        </text:list-item>
        <text:list-item>
          <text:p text:style-name="P40">Comes with an additional cost: 2 loads of memory will be required on a TLB miss. </text:p>
        </text:list-item>
        <text:list-item>
          <text:p text:style-name="P41">More complex than a linear table</text:p>
        </text:list-item>
      </text:list>
      <text:p text:style-name="P9">Tip: Understand Time-Space Trade-Offs</text:p>
      <text:p text:style-name="P23">Always consider time-space trade-offs in its contruction. Making a data structure faster usually requires more memory. </text:p>
      <text:p text:style-name="P24">Example of a Multi-level Page Table in a TLB: <text:span text:style-name="T22">p.221 – 226.</text:span></text:p>
      <text:p text:style-name="P25">The goal of a multi-level page table is to make each piece of the pabe table fit within a single page. <text:span text:style-name="T23">This does not restrict us to 2 levels, what if the page directory gets too big? To determine the levels needed, we start by determining how many page-tables entries that fit within a page. 512 bytes, PTE: 4 bytes gives 128 PTEs in a single page. Page directories are split and reference deeper levels. </text:span></text:p>
      <text:p text:style-name="P10">20.4 Inverted Page Tables</text:p>
      <text:p text:style-name="P26"><text:soft-page-break/>An even more extreme space saver is the inverted page tables. Instead of having many page tables (1 per process), we keep a single page table that has an entry for each physical page of the system. <text:span text:style-name="T24">The entry tells us where the process is using this page </text:span><text:span text:style-name="T25">and which virtually page maps onto this physical page.</text:span></text:p>
      <text:p text:style-name="P27">Searching this table could be costly. </text:p>
      <text:p text:style-name="P11">20.5 Swapping the Page Tables to Disk</text:p>
      <text:p text:style-name="P28">If page tables are to big to fit into memory at all, they can be placed in e.g. kernel virtual memory and thereby allow the system to swap some of these page tables to disk when memory pressure get to tight. </text:p>
      <text:p text:style-name="P12">20.6 Summary</text:p>
      <text:p text:style-name="P29">How page tables are built</text:p>
      <text:p text:style-name="P29">Space-Time tradeoff</text:p>
      <text:p text:style-name="P29">Design aspects</text:p>
      <text:p text:style-name="P2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08T11:33:03.197433833</meta:creation-date>
    <dc:date>2020-12-08T13:57:47.499736483</dc:date>
    <meta:editing-duration>PT2H14M10S</meta:editing-duration>
    <meta:editing-cycles>53</meta:editing-cycles>
    <meta:generator>LibreOffice/6.4.6.2$Linux_X86_64 LibreOffice_project/40$Build-2</meta:generator>
    <meta:document-statistic meta:table-count="0" meta:image-count="0" meta:object-count="0" meta:page-count="3" meta:paragraph-count="52" meta:word-count="865" meta:character-count="4878" meta:non-whitespace-character-count="4057"/>
  </office:meta>
</office:document-meta>
</file>